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2">
      <style:paragraph-properties>
        <style:tab-stops>
          <style:tab-stop style:position="6.0673in" style:type="right" style:leader-style="dotted" style:leader-text="."/>
        </style:tab-stops>
      </style:paragraph-properties>
    </style:style>
    <style:style style:name="P26" style:family="paragraph" style:parent-style-name="Contents_20_1">
      <style:paragraph-properties>
        <style:tab-stops>
          <style:tab-stop style:position="6.2673in" style:type="right" style:leader-style="dotted" style:leader-text="."/>
        </style:tab-stops>
      </style:paragraph-properties>
    </style:style>
    <style:style style:name="P27" style:family="paragraph" style:parent-style-name="List_20_1_20_End">
      <style:text-properties fo:font-style="normal" fo:font-weight="normal" style:font-style-asian="normal" style:font-weight-asian="normal" style:font-style-complex="normal" style:font-weight-complex="normal"/>
    </style:style>
    <style:style style:name="P28" style:family="paragraph" style:parent-style-name="List_20_1_20_Cont.">
      <style:text-properties fo:font-style="normal" style:font-style-asian="normal" style:font-style-complex="normal"/>
    </style:style>
    <style:style style:name="P29" style:family="paragraph" style:parent-style-name="List_20_1_20_Cont.">
      <style:text-properties fo:font-style="normal" fo:font-weight="normal" style:font-style-asian="normal" style:font-weight-asian="normal" style:font-style-complex="normal" style:font-weight-complex="normal"/>
    </style:style>
    <style:style style:name="P30" style:family="paragraph" style:parent-style-name="Heading_20_2">
      <style:text-properties fo:language="en" fo:country="US"/>
    </style:style>
    <style:style style:name="P31"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2" style:family="paragraph" style:parent-style-name="Heading_20_2" style:master-page-name="">
      <style:paragraph-properties style:page-number="auto" fo:break-before="page"/>
    </style:style>
    <style:style style:name="P33" style:family="paragraph" style:parent-style-name="Heading_20_3">
      <style:text-properties fo:font-style="normal" style:font-style-asian="normal" style:font-style-complex="normal"/>
    </style:style>
    <style:style style:name="P34" style:family="paragraph" style:parent-style-name="Standard" style:master-page-name="First_20_Page">
      <style:paragraph-properties style:page-number="auto"/>
    </style:style>
    <style:style style:name="P35" style:family="paragraph" style:parent-style-name="Heading_20_1">
      <style:paragraph-properties fo:break-before="pag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1/05/1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1.1</text:user-defined></text:p>
              </table:table-cell>
            </table:table-row>
          </table:table>
          <text:p text:style-name="Table"/>
        </draw:text-box>
      </draw:frame>
      <text:p text:style-name="P34"/>
      <text:list xml:id="list34463336" text:style-name="Outline">
        <text:list-item>
          <text:h text:style-name="P3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text:s/>0. <text:s/>Document Control<text:tab/>2</text:p>
          <text:p text:style-name="P25"><text:s/>0.1. <text:s/>Table of Contents<text:tab/>2</text:p>
          <text:p text:style-name="P25"><text:s/>0.2. <text:s/>References<text:tab/>2</text:p>
          <text:p text:style-name="P25"><text:s/>0.3. <text:s/>Document History<text:tab/>3</text:p>
          <text:p text:style-name="P25"><text:s/>0.4. <text:s/>Copyright<text:tab/>3</text:p>
          <text:p text:style-name="P26"><text:s/>1. <text:s/>Overview<text:tab/>4</text:p>
          <text:p text:style-name="P25"><text:s/>1.1. <text:s/>Package Overview<text:tab/>4</text:p>
          <text:p text:style-name="P26"><text:s/>2. <text:s/>Package Detail<text:tab/>6</text:p>
          <text:p text:style-name="P25"><text:s/>2.1. <text:s/>vdmj<text:tab/>6</text:p>
          <text:p text:style-name="P25"><text:s/>2.2. <text:s/>vdmj.lex<text:tab/>7</text:p>
          <text:p text:style-name="P25"><text:s/>2.3. <text:s/>vdmj.syntax<text:tab/>10</text:p>
          <text:p text:style-name="P25"><text:s/>2.4. <text:s/>vdmj.ast<text:tab/>12</text:p>
          <text:p text:style-name="P25"><text:s/>2.5. <text:s/>vdmj.types<text:tab/>12</text:p>
          <text:p text:style-name="P25"><text:s/>2.6. <text:s/>vdmj.expressions<text:tab/>14</text:p>
          <text:p text:style-name="P25"><text:s/>2.7. <text:s/>vdmj.statements <text:tab/>16</text:p>
          <text:p text:style-name="P25"><text:s/>2.8. <text:s/>vdmj.patterns<text:tab/>17</text:p>
          <text:p text:style-name="P25"><text:s/>2.9. <text:s/>vdmj.traces<text:tab/>19</text:p>
          <text:p text:style-name="P25"><text:s/>2.10. <text:s/>vdmj.definitions<text:tab/>20</text:p>
          <text:p text:style-name="P25"><text:s/>2.11. <text:s/>vdmj.modules<text:tab/>23</text:p>
          <text:p text:style-name="P25"><text:s/>2.12. <text:s/>vdmj.typechecker<text:tab/>24</text:p>
          <text:p text:style-name="P25"><text:s/>2.13. <text:s/>vdmj.pog<text:tab/>26</text:p>
          <text:p text:style-name="P25"><text:s/>2.14. <text:s/>vdmj.runtime<text:tab/>29</text:p>
          <text:p text:style-name="P25"><text:s/>2.15. <text:s/>vdmj.scheduler<text:tab/>36</text:p>
          <text:p text:style-name="P25"><text:s/>2.16. <text:s/>vdmj.values<text:tab/>48</text:p>
          <text:p text:style-name="P25"><text:s/>2.17. <text:s/>vdmj.commands<text:tab/>50</text:p>
          <text:p text:style-name="P25"><text:s/>2.18. <text:s/>vdmj.messages<text:tab/>51</text:p>
          <text:p text:style-name="P25"><text:s/>2.19. <text:s/>vdmj.debug<text:tab/>51</text:p>
          <text:p text:style-name="P25"><text:s/>2.20. <text:s/>vdmj.config<text:tab/>54</text:p>
          <text:p text:style-name="P25"><text:s/>2.21. <text:s/>vdmj.util<text:tab/>55</text:p>
          <text:p text:style-name="P26"><text:s/>3. <text:s/>External Interfaces<text:tab/>57</text:p>
          <text:p text:style-name="P25"><text:s/>3.1. <text:s/>The Native Call Interface<text:tab/>57</text:p>
          <text:p text:style-name="P25"><text:s/>3.2. <text:s/>The Remote Control Interface<text:tab/>57</text:p>
        </text:index-body>
      </text:table-of-content>
      <text:list xml:id="list34481144" text:continue-numbering="true" text:style-name="Outline">
        <text:list-item>
          <text:list>
            <text:list-item>
              <text:h text:style-name="P30" text:outline-level="2">References</text:h>
            </text:list-item>
          </text:list>
        </text:list-item>
      </text:list>
      <text:list xml:id="list34470456"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4485237" text:continue-list="list34481144"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31/05/11</text:modification-date></text:p>
          </table:table-cell>
          <table:table-cell table:style-name="DocHistory.A1" office:value-type="string">
            <text:p text:style-name="Table_20_Contents">Updated for Overture 1.0.1</text:p>
          </table:table-cell>
        </table:table-row>
      </table:table>
      <text:list xml:id="list3447512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488023"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4485401"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was originally to permit the Overture AST to be used by VDMJ, but without changing the 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4482999" text:continue-numbering="true" text:style-name="Outline">
        <text:list-item>
          <text:h text:style-name="Heading_20_1" text:outline-level="1">Package Detail</text:h>
          <text:list>
            <text:list-item>
              <text:h text:style-name="P31"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4472887"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4486657"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Standard"/>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8">%%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text:soft-page-break/>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4487760"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text:soft-page-break/>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4461089" text:continue-numbering="true" text:style-name="Outline">
        <text:list-item>
          <text:list>
            <text:list-item>
              <text:h text:style-name="Heading_20_2" text:outline-level="2">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text:soft-page-break/>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447987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4460553"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4470515"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4477333"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ext:soft-page-break/>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4488572"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4475037"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text:soft-page-break/></text:p>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4486206"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446414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34480901"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4476831"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ext:soft-page-break/>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4476530"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4480846"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text:soft-page-break/>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4478131"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4476122"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ext:soft-page-break/>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445539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text:soft-page-break/>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4467443" text:continue-list="list34476122"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4460237"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ext:soft-page-break/>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4469744"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4469168" text:continue-list="list34455396"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text:soft-page-break/>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4461424"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text:soft-page-break/>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4470249" text:continue-list="list3446974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468048"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ext:soft-page-break/>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4475100"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4478599"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ext:soft-page-break/>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
      <text:p text:style-name="Preformatted_20_Text"><text:tab/>InitThread iniThread = new InitThread(Thread.currentThread());</text:p>
      <text:p text:style-name="Preformatted_20_Text"><text:tab/>BasicSchedulableThread.setInitialThread(iniThread);</text:p>
      <text:p text:style-name="Preformatted_20_Text"/>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Basic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text:soft-page-break/>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446373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4460245" text:continue-list="list34461424" text:style-name="List_20_1">
        <text:list-item>
          <text:p text:style-name="List_20_1_20_Start">The runtime system is initialized from the ClassList or ModuleList classes' initialize<text:span text:style-name="T4"> method.</text:span></text:p>
        </text:list-item>
        <text:list-item>
          <text:p text:style-name="P28">VDM++ and VDM-RT have to initialize the statics for each class first. This is done in two steps via methods on the ClassDefinitions. The first, staticInit creates the functions, operations and <text:soft-page-break/>types – these do not have initializers; the second staticValuesInit covers instance variables and values, which can make calls to other static methods in their initializers.</text:p>
        </text:list-item>
        <text:list-item>
          <text:p text:style-name="P28">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4487310"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29">Lastly, local definitions are used to override anything inherited, and the set of members are passed, together with the superclass objects, to the ObjectValue constructor.</text:p>
        </text:list-item>
        <text:list-item>
          <text:p text:style-name="P27">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4460914" text:continue-list="list34463738" text:style-name="Outline">
        <text:list-item>
          <text:list>
            <text:list-item>
              <text:h text:style-name="P3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ISchedulableThread</text:p>
          </table:table-cell>
          <table:table-cell table:style-name="Table4.B2" office:value-type="string">
            <text:p text:style-name="Table_20_Contents">Interface for all threads which is handled by the scheduler.</text:p>
          </table:table-cell>
        </table:table-row>
        <table:table-row table:style-name="Table4.2">
          <table:table-cell table:style-name="Table4.A2" office:value-type="string">
            <text:p text:style-name="Table_20_Contents">BasicSchedulableThread</text:p>
          </table:table-cell>
          <table:table-cell table:style-name="Table4.B2" office:value-type="string">
            <text:p text:style-name="Table_20_Contents">Static operations for thread signalling.</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SchedulablePoolThread</text:p>
          </table:table-cell>
          <table:table-cell table:style-name="Table4.B2" office:value-type="string">
            <text:p text:style-name="Table_20_Contents">An abstract pool thread that can be scheduled by the resource scheduler. Contains a static thread pool.</text:p>
          </table:table-cell>
        </table:table-row>
        <table:table-row table:style-name="Table4.2">
          <table:table-cell table:style-name="Table4.A2" office:value-type="string">
            <text:p text:style-name="Table_20_Contents">InitThread</text:p>
          </table:table-cell>
          <table:table-cell table:style-name="Table4.B2" office:value-type="string">
            <text:p text:style-name="Table_20_Contents">The main Java thread which starts up the evaluation.</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text:soft-page-break/>VDMJ implements VDM threads using Java threads. VDMJ running with the dialect VDM-RT has a 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I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I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text:soft-page-break/>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Basic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Basic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or SchedulablePoolThread (which in turn implemets Runnable and uses a thread pool) both implements ISchedulable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BasicSchedulableThread.remove(this);</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ISchedulableThread is given a timeslice to run by the main thread calling the I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otected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I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ISchedulableThread's <text:span text:style-name="T3">alarming </text:span><text:span text:style-name="T4">method. This just marks the thread as being in state ALARM and notes the (absolute) time at which the thread should be made RUNNABLE. </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3">next </text:span><text:span text:style-name="T4">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text:soft-page-break/>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I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4471644"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text:soft-page-break/>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4471856"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text:soft-page-break/>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text:soft-page-break/>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4483791"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4458273"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text:soft-page-break/>DebuggerReader is used to handle debugging sessions for VDM-SL, VDM++ and VDM-RT.</text:p>
      <text:list xml:id="list34474725"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4480478"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4460502"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ext:soft-page-break/>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text:soft-page-break/>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text:soft-page-break/>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4483139" text:continue-numbering="true" text:style-name="Outline">
        <text:list-item>
          <text:list>
            <text:list-item>
              <text:list>
                <text:list-item>
                  <text:h text:style-name="P33"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4483277"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4459467"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text:soft-page-break/>ConfigBase supports the Property reading system, with reflection calls to examine a class of static fields, and update them with property values.</text:p>
      <text:list xml:id="list34468542"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4485410"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3">session </text:span><text:span text:style-name="T4">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1/05/1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58</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1/05/11</text:modification-date></text:p>
              <text:p text:style-name="MP4"/>
            </table:table-cell>
          </table:table-row>
        </table:table>
        <text:p text:style-name="MP7"/>
      </style:header>
      <style:header-left>
        <text:p text:style-name="Header_20_left"/>
      </style:header-left>
      <style:footer>
        <text:p text:style-name="MP8">Copyright © <text:s/>Fujitsu Services,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VDMJ Design Specification</dc:title>
    <dc:description>The design specification for VDMJ.</dc:description>
    <meta:editing-cycles>187</meta:editing-cycles>
    <meta:editing-duration>P2DT10H2M22S</meta:editing-duration>
    <dc:date>2011-05-31T14:34:53.97</dc:date>
    <meta:keyword>VDMJ</meta:keyword>
    <dc:subject>VDMJ</dc:subject>
    <meta:document-statistic meta:table-count="40" meta:image-count="0" meta:object-count="0" meta:page-count="58" meta:paragraph-count="1716" meta:word-count="24535" meta:character-count="156594"/>
    <dc:creator>Nick Battle</dc:creator>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